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0fed" officeooo:paragraph-rsid="000a0f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nkins</text:p>
      <text:p text:style-name="P1">username – bakku</text:p>
      <text:p text:style-name="P1">pass - b008517b65174562842f10382f4e256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23:40:53.470953659</meta:creation-date>
    <dc:date>2022-09-15T23:42:06.904185728</dc:date>
    <meta:editing-duration>PT1M14S</meta:editing-duration>
    <meta:editing-cycles>1</meta:editing-cycles>
    <meta:document-statistic meta:table-count="0" meta:image-count="0" meta:object-count="0" meta:page-count="1" meta:paragraph-count="3" meta:word-count="6" meta:character-count="62" meta:non-whitespace-character-count="58"/>
    <meta:generator>LibreOffice/7.3.5.2$Linux_X86_64 LibreOffice_project/30$Build-2</meta:generator>
  </office:meta>
</office:document-meta>
</file>